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352" calcext:value-type="float">
            <text:p>0.01352</text:p>
          </table:table-cell>
          <table:table-cell table:formula="of:=MIN([.B2:.E2])"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52" calcext:value-type="float">
            <text:p>0.00552</text:p>
          </table:table-cell>
          <table:table-cell table:formula="of:=MIN([.B3:.E3])" office:value-type="float" office:value="0.00437" calcext:value-type="float">
            <text:p>0.00437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10608" calcext:value-type="float">
            <text:p>0.10608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4411" calcext:value-type="float">
            <text:p>0.04411</text:p>
          </table:table-cell>
          <table:table-cell table:formula="of:=MIN([.B4:.E4])" office:value-type="float" office:value="0.03253" calcext:value-type="float">
            <text:p>0.03253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537" calcext:value-type="float">
            <text:p>0.00537</text:p>
          </table:table-cell>
          <table:table-cell table:formula="of:=MIN([.B5:.E5])" office:value-type="float" office:value="0.00342" calcext:value-type="float">
            <text:p>0.0034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258.69601" calcext:value-type="float">
            <text:p>258.69601</text:p>
          </table:table-cell>
          <table:table-cell office:value-type="float" office:value="265.37304" calcext:value-type="float">
            <text:p>265.37304</text:p>
          </table:table-cell>
          <table:table-cell office:value-type="float" office:value="271.96788" calcext:value-type="float">
            <text:p>271.96788</text:p>
          </table:table-cell>
          <table:table-cell office:value-type="float" office:value="263.9718" calcext:value-type="float">
            <text:p>263.9718</text:p>
          </table:table-cell>
          <table:table-cell table:formula="of:=MIN([.B6:.E6])" office:value-type="float" office:value="258.69601" calcext:value-type="float">
            <text:p>258.6960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117.84444" calcext:value-type="float">
            <text:p>117.84444</text:p>
          </table:table-cell>
          <table:table-cell office:value-type="float" office:value="120.46111" calcext:value-type="float">
            <text:p>120.46111</text:p>
          </table:table-cell>
          <table:table-cell office:value-type="float" office:value="123.10556" calcext:value-type="float">
            <text:p>123.10556</text:p>
          </table:table-cell>
          <table:table-cell office:value-type="float" office:value="119.07778" calcext:value-type="float">
            <text:p>119.07778</text:p>
          </table:table-cell>
          <table:table-cell table:formula="of:=MIN([.B7:.E7])" office:value-type="float" office:value="117.84444" calcext:value-type="float">
            <text:p>117.8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08:27:31.426901428</dc:date>
    <meta:editing-duration>PT1M1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